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am92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qx</text:p>
          </table:table-cell>
          <table:table-cell office:value-type="string" calcext:value-type="string">
            <text:p>duration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4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6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0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1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1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2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2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0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3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3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4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46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5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5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6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7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07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08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09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2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3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14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16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18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0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2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2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27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00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3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36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39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43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480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52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57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62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68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74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1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88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5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5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54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5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5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7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8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9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0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2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5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7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9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7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4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8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36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49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5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69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7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8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96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08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04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33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48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64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82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01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2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44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68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9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22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351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83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417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452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49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530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572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6170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663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711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761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814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68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924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81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40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8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6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6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8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7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8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93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10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1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2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3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6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8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20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2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5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53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9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4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50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3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80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90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101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13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7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424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5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78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99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22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47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76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307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341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79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420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465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515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569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628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693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7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838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921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1010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11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120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1320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143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156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702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.184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0.2000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0.21635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.2335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0.2516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.2706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0.2906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0.3114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0.333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0.3555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0.3787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0.4025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.427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.4521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0.4776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0.5034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.5294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.5556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.5818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.6079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.63373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0.6591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0.6841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.7084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.7320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.754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.7766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.7974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0.8172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04:28:32.016582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4:01:50.289862511</meta:creation-date>
    <dc:date>2025-07-25T04:28:37.512270488</dc:date>
    <meta:editing-duration>PT1M21S</meta:editing-duration>
    <meta:editing-cycles>3</meta:editing-cycles>
    <meta:generator>LibreOffice/25.2.5.2$Linux_X86_64 LibreOffice_project/520$Build-2</meta:generator>
    <meta:document-statistic meta:table-count="1" meta:cell-count="753" meta:object-count="0"/>
  </office:meta>
</office:document-meta>
</file>